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34.56pt"/>
    </style:style>
    <style:style style:name="co7" style:family="table-column">
      <style:table-column-properties fo:break-before="auto" style:column-width="140.7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201.71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18.09pt"/>
    </style:style>
    <style:style style:name="co14" style:family="table-column">
      <style:table-column-properties fo:break-before="auto" style:column-width="138.16pt"/>
    </style:style>
    <style:style style:name="co15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08.77pt" svg:height="331.97pt" svg:x="1000.54pt" svg:y="166.39pt">
            <loext:p draw:notify-on-update-of-ranges="Sheet1.J2:Sheet1.J7 Sheet1.K1:Sheet1.K1 Sheet1.K2:Sheet1.K7 Sheet1.L1:Sheet1.L1 Sheet1.L2:Sheet1.L7 Sheet1.M1:Sheet1.M1 Sheet1.M2:Sheet1.M7 Sheet1.N1:Sheet1.N1 Sheet1.N2:Sheet1.N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4" table:default-cell-style-name="ce3"/>
        <table:table-column table:style-name="co3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11" table:default-cell-style-name="ce6"/>
        <table:table-column table:style-name="co12" table:default-cell-style-name="ce6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# Samples</text:p>
          </table:table-cell>
          <table:table-cell office:value-type="string" calcext:value-type="string">
            <text:p># Features</text:p>
          </table:table-cell>
          <table:table-cell office:value-type="string" calcext:value-type="string">
            <text:p>Dataset Size (MB)</text:p>
          </table:table-cell>
          <table:table-cell office:value-type="string" calcext:value-type="string">
            <text:p>Minibatch Siz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Epoch Time</text:p>
          </table:table-cell>
          <table:table-cell table:style-name="ce2" office:value-type="string" calcext:value-type="string">
            <text:p>Epoch Time (comp 2.33)</text:p>
          </table:table-cell>
          <table:table-cell table:style-name="ce2" office:value-type="string" calcext:value-type="string">
            <text:p>Epoch Time (AES-CBC)</text:p>
          </table:table-cell>
          <table:table-cell table:style-name="ce4" office:value-type="string" calcext:value-type="string">
            <text:p>Epoch Time (comp 2.33 + AES-CBC)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rocessing Rate</text:p>
          </table:table-cell>
          <table:table-cell table:style-name="ce2" office:value-type="string" calcext:value-type="string">
            <text:p>Processing Rate (comp 2.33)</text:p>
          </table:table-cell>
          <table:table-cell table:style-name="ce2" office:value-type="string" calcext:value-type="string">
            <text:p>Processing Rate (AES-CBC)</text:p>
          </table:table-cell>
          <table:table-cell table:style-name="ce2" office:value-type="string" calcext:value-type="string">
            <text:p>Processing Rate (comp 2.33 + AES-CBC)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2]*[.B2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ive SCD</text:p>
          </table:table-cell>
          <table:table-cell office:value-type="float" office:value="0.1974" calcext:value-type="float">
            <text:p>0.1974</text:p>
          </table:table-cell>
          <table:table-cell office:value-type="float" office:value="0.5784" calcext:value-type="float">
            <text:p>0.5784</text:p>
          </table:table-cell>
          <table:table-cell table:style-name="Default" office:value-type="float" office:value="0.352786" calcext:value-type="float">
            <text:p>0.352786</text:p>
          </table:table-cell>
          <table:table-cell office:value-type="float" office:value="0.64738" calcext:value-type="float">
            <text:p>0.64738</text:p>
          </table:table-cell>
          <table:table-cell office:value-type="string" calcext:value-type="string">
            <text:p>naive SCD</text:p>
          </table:table-cell>
          <table:table-cell table:style-name="ce5" table:formula="of:=(([.A2]*[.B2]*4)/[.F2])/(1000*1000*1000)" office:value-type="float" office:value="1.82370820668693" calcext:value-type="float">
            <text:p>1.8237082067</text:p>
          </table:table-cell>
          <table:table-cell table:style-name="ce5" table:formula="of:=(([.A2]*[.B2]*4)/[.G2])/(1000*1000*1000)" office:value-type="float" office:value="0.622406639004149" calcext:value-type="float">
            <text:p>0.622406639</text:p>
          </table:table-cell>
          <table:table-cell table:style-name="Default" table:formula="of:=(([.A2]*[.B2]*4)/[.H2])/(1000*1000*1000)" office:value-type="float" office:value="1.02044865725964" calcext:value-type="float">
            <text:p>1.0204486573</text:p>
          </table:table-cell>
          <table:table-cell table:style-name="Default" table:formula="of:=(([.A2]*[.B2]*4)/[.I2])/(1000*1000*1000)" office:value-type="float" office:value="0.556087614693071" calcext:value-type="float">
            <text:p>0.5560876147</text:p>
          </table:table-cell>
          <table:table-cell table:style-name="Default" table:number-columns-repeated="4"/>
          <table:table-cell/>
          <table:table-cell table:style-name="ce2"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3]*[.B3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 SCD</text:p>
          </table:table-cell>
          <table:table-cell office:value-type="float" office:value="0.046941" calcext:value-type="float">
            <text:p>0.046941</text:p>
          </table:table-cell>
          <table:table-cell table:style-name="Default" office:value-type="float" office:value="0.446947" calcext:value-type="float">
            <text:p>0.446947</text:p>
          </table:table-cell>
          <table:table-cell table:style-name="Default" office:value-type="float" office:value="0.198797" calcext:value-type="float">
            <text:p>0.198797</text:p>
          </table:table-cell>
          <table:table-cell office:value-type="float" office:value="0.517731" calcext:value-type="float">
            <text:p>0.517731</text:p>
          </table:table-cell>
          <table:table-cell office:value-type="string" calcext:value-type="string">
            <text:p>AVX-1 SCD</text:p>
          </table:table-cell>
          <table:table-cell table:style-name="ce5" table:formula="of:=(([.A3]*[.B3]*4)/[.F3])/(1000*1000*1000)" office:value-type="float" office:value="7.66920176391641" calcext:value-type="float">
            <text:p>7.6692017639</text:p>
          </table:table-cell>
          <table:table-cell table:style-name="ce5" table:formula="of:=(([.A3]*[.B3]*4)/[.G3])/(1000*1000*1000)" office:value-type="float" office:value="0.805464630034434" calcext:value-type="float">
            <text:p>0.80546463</text:p>
          </table:table-cell>
          <table:table-cell table:style-name="Default" table:formula="of:=(([.A3]*[.B3]*4)/[.H3])/(1000*1000*1000)" office:value-type="float" office:value="1.81089251849877" calcext:value-type="float">
            <text:p>1.8108925185</text:p>
          </table:table-cell>
          <table:table-cell table:style-name="Default" table:formula="of:=(([.A3]*[.B3]*4)/[.I3])/(1000*1000*1000)" office:value-type="float" office:value="0.695341789462095" calcext:value-type="float">
            <text:p>0.695341789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4]*[.B4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AVX-14 SCD</text:p>
          </table:table-cell>
          <table:table-cell office:value-type="float" office:value="0.0100698" calcext:value-type="float">
            <text:p>0.0100698</text:p>
          </table:table-cell>
          <table:table-cell office:value-type="float" office:value="0.0726819" calcext:value-type="float">
            <text:p>0.0726819</text:p>
          </table:table-cell>
          <table:table-cell table:style-name="Default" office:value-type="float" office:value="0.0317719" calcext:value-type="float">
            <text:p>0.0317719</text:p>
          </table:table-cell>
          <table:table-cell office:value-type="float" office:value="0.0831592" calcext:value-type="float">
            <text:p>0.0831592</text:p>
          </table:table-cell>
          <table:table-cell office:value-type="string" calcext:value-type="string">
            <text:p>AVX-14 SCD</text:p>
          </table:table-cell>
          <table:table-cell table:style-name="ce5" table:formula="of:=(([.A4]*[.B4]*4)/[.F4])/(1000*1000*1000)" office:value-type="float" office:value="35.7504617767979" calcext:value-type="float">
            <text:p>35.7504617768</text:p>
          </table:table-cell>
          <table:table-cell table:style-name="ce5" table:formula="of:=(([.A4]*[.B4]*4)/[.G4])/(1000*1000*1000)" office:value-type="float" office:value="4.95309010909181" calcext:value-type="float">
            <text:p>4.9530901091</text:p>
          </table:table-cell>
          <table:table-cell table:style-name="Default" table:formula="of:=(([.A4]*[.B4]*4)/[.H4])/(1000*1000*1000)" office:value-type="float" office:value="11.3307671244087" calcext:value-type="float">
            <text:p>11.3307671244</text:p>
          </table:table-cell>
          <table:table-cell table:style-name="Default" table:formula="of:=(([.A4]*[.B4]*4)/[.I4])/(1000*1000*1000)" office:value-type="float" office:value="4.32904597446825" calcext:value-type="float">
            <text:p>4.329045974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5]*[.B5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1 instance)</text:p>
          </table:table-cell>
          <table:table-cell office:value-type="float" office:value="0.04603" calcext:value-type="float">
            <text:p>0.04603</text:p>
          </table:table-cell>
          <table:table-cell office:value-type="float" office:value="0.07056" calcext:value-type="float">
            <text:p>0.07056</text:p>
          </table:table-cell>
          <table:table-cell office:value-type="float" office:value="0.04603" calcext:value-type="float">
            <text:p>0.04603</text:p>
          </table:table-cell>
          <table:table-cell table:style-name="ce3" office:value-type="float" office:value="0.07056" calcext:value-type="float">
            <text:p>0.07056</text:p>
          </table:table-cell>
          <table:table-cell office:value-type="string" calcext:value-type="string">
            <text:p>FPGA (1 instance)</text:p>
          </table:table-cell>
          <table:table-cell table:style-name="ce5" table:formula="of:=(([.A5]*[.B5]*4)/[.F5])/(1000*1000*1000)" office:value-type="float" office:value="7.82098631327395" calcext:value-type="float">
            <text:p>7.8209863133</text:p>
          </table:table-cell>
          <table:table-cell table:style-name="ce5" table:formula="of:=(([.A5]*[.B5]*4)/[.G5])/(1000*1000*1000)" office:value-type="float" office:value="5.10204081632653" calcext:value-type="float">
            <text:p>5.1020408163</text:p>
          </table:table-cell>
          <table:table-cell table:style-name="Default" table:formula="of:=(([.A5]*[.B5]*4)/[.H5])/(1000*1000*1000)" office:value-type="float" office:value="7.82098631327395" calcext:value-type="float">
            <text:p>7.8209863133</text:p>
          </table:table-cell>
          <table:table-cell table:style-name="Default" table:formula="of:=(([.A5]*[.B5]*4)/[.I5])/(1000*1000*1000)" office:value-type="float" office:value="5.10204081632653" calcext:value-type="float">
            <text:p>5.1020408163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6]*[.B6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2 instances)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01" calcext:value-type="float">
            <text:p>0.0301</text:p>
          </table:table-cell>
          <table:table-cell table:style-name="ce3" office:value-type="float" office:value="0.0355" calcext:value-type="float">
            <text:p>0.0355</text:p>
          </table:table-cell>
          <table:table-cell office:value-type="string" calcext:value-type="string">
            <text:p>FPGA (2 instances)</text:p>
          </table:table-cell>
          <table:table-cell table:style-name="ce5" table:formula="of:=(([.A6]*[.B6]*4)/[.F6])/(1000*1000*1000)" office:value-type="float" office:value="11.9601328903655" calcext:value-type="float">
            <text:p>11.9601328904</text:p>
          </table:table-cell>
          <table:table-cell table:style-name="ce5" table:formula="of:=(([.A6]*[.B6]*4)/[.G6])/(1000*1000*1000)" office:value-type="float" office:value="10.1408450704225" calcext:value-type="float">
            <text:p>10.1408450704</text:p>
          </table:table-cell>
          <table:table-cell table:style-name="Default" table:formula="of:=(([.A6]*[.B6]*4)/[.H6])/(1000*1000*1000)" office:value-type="float" office:value="11.9601328903655" calcext:value-type="float">
            <text:p>11.9601328904</text:p>
          </table:table-cell>
          <table:table-cell table:style-name="Default" table:formula="of:=(([.A6]*[.B6]*4)/[.I6])/(1000*1000*1000)" office:value-type="float" office:value="10.1408450704225" calcext:value-type="float">
            <text:p>10.140845070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7]*[.B7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3 instances)</text:p>
          </table:table-cell>
          <table:table-cell table:style-name="Default" office:value-type="float" office:value="0.0214162" calcext:value-type="float">
            <text:p>0.0214162</text:p>
          </table:table-cell>
          <table:table-cell table:style-name="Default" office:value-type="float" office:value="0.0243352" calcext:value-type="float">
            <text:p>0.0243352</text:p>
          </table:table-cell>
          <table:table-cell table:style-name="Default" office:value-type="float" office:value="0.021433" calcext:value-type="float">
            <text:p>0.021433</text:p>
          </table:table-cell>
          <table:table-cell table:style-name="Default" office:value-type="float" office:value="0.0243352" calcext:value-type="float">
            <text:p>0.0243352</text:p>
          </table:table-cell>
          <table:table-cell office:value-type="string" calcext:value-type="string">
            <text:p>FPGA (3 instances)</text:p>
          </table:table-cell>
          <table:table-cell table:style-name="ce5" table:formula="of:=(([.A7]*[.B7]*4)/[.F7])/(1000*1000*1000)" office:value-type="float" office:value="16.8097048029062" calcext:value-type="float">
            <text:p>16.8097048029</text:p>
          </table:table-cell>
          <table:table-cell table:style-name="ce5" table:formula="of:=(([.A7]*[.B7]*4)/[.G7])/(1000*1000*1000)" office:value-type="float" office:value="14.7933857128768" calcext:value-type="float">
            <text:p>14.7933857129</text:p>
          </table:table-cell>
          <table:table-cell table:style-name="Default" table:formula="of:=(([.A7]*[.B7]*4)/[.H7])/(1000*1000*1000)" office:value-type="float" office:value="16.7965287173984" calcext:value-type="float">
            <text:p>16.7965287174</text:p>
          </table:table-cell>
          <table:table-cell table:style-name="Default" table:formula="of:=(([.A7]*[.B7]*4)/[.I7])/(1000*1000*1000)" office:value-type="float" office:value="14.7933857128768" calcext:value-type="float">
            <text:p>14.7933857129</text:p>
          </table:table-cell>
          <table:table-cell table:number-columns-repeated="3"/>
          <table:table-cell table:style-name="Default"/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formula="of:=([.A8]*[.B8]*4)/(1000*1000)" office:value-type="float" office:value="360" calcext:value-type="float">
            <text:p>36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PGA (4 instances)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float" office:value="0.0203" calcext:value-type="float">
            <text:p>0.0203</text:p>
          </table:table-cell>
          <table:table-cell table:style-name="Default" office:value-type="float" office:value="0.01798" calcext:value-type="float">
            <text:p>0.01798</text:p>
          </table:table-cell>
          <table:table-cell office:value-type="string" calcext:value-type="string">
            <text:p>FPGA (4 instances)</text:p>
          </table:table-cell>
          <table:table-cell table:style-name="ce5" table:formula="of:=(([.A8]*[.B8]*4)/[.F8])/(1000*1000*1000)" office:value-type="float" office:value="17.7339901477833" calcext:value-type="float">
            <text:p>17.7339901478</text:p>
          </table:table-cell>
          <table:table-cell table:style-name="ce5" table:formula="of:=(([.A8]*[.B8]*4)/[.G8])/(1000*1000*1000)" office:value-type="float" office:value="20.0222469410456" calcext:value-type="float">
            <text:p>20.022246941</text:p>
          </table:table-cell>
          <table:table-cell table:style-name="Default" table:formula="of:=(([.A8]*[.B8]*4)/[.H8])/(1000*1000*1000)" office:value-type="float" office:value="17.7339901477833" calcext:value-type="float">
            <text:p>17.7339901478</text:p>
          </table:table-cell>
          <table:table-cell table:style-name="Default" table:formula="of:=(([.A8]*[.B8]*4)/[.I8])/(1000*1000*1000)" office:value-type="float" office:value="20.0222469410456" calcext:value-type="float">
            <text:p>20.02224694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 table:number-rows-repeated="104856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0:09:33.153789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9:04:08.699532520</meta:creation-date>
    <dc:date>2018-04-06T11:17:44.619946391</dc:date>
    <meta:editing-duration>P8DT3H16M11S</meta:editing-duration>
    <meta:editing-cycles>59</meta:editing-cycles>
    <meta:generator>LibreOffice/5.1.6.2$Linux_X86_64 LibreOffice_project/10m0$Build-2</meta:generator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77cm" svg:height="11.712cm" xlink:href=".." xlink:type="simple" chart:class="chart:bar" chart:style-name="ch1">
        <chart:legend svg:x="12.467cm" svg:y="0.554cm" style:legend-expansion="custom" chartooo:width="8.555cm" chartooo:height="2.096cm" style:legend-expansion-aspect-ratio="4.08158396946565" chart:style-name="ch2"/>
        <chart:plot-area chart:style-name="ch3" table:cell-range-address="Sheet1.J1:Sheet1.N7" chart:data-source-has-labels="both" svg:x="1.44cm" svg:y="0.234cm" svg:width="19.608cm" svg:height="11.244cm">
          <chartooo:coordinate-region svg:x="2.061cm" svg:y="0.433cm" svg:width="18.987cm" svg:height="10.398cm"/>
          <chart:axis chart:dimension="x" chart:name="primary-x" chart:style-name="ch4" chartooo:axis-type="auto">
            <chartooo:date-scale/>
            <chart:categories table:cell-range-address="Sheet1.J2:Sheet1.J7"/>
          </chart:axis>
          <chart:axis chart:dimension="y" chart:name="primary-y" chart:style-name="ch5">
            <chart:title svg:x="0.451cm" svg:y="7.593cm" chart:style-name="ch6">
              <text:p>Processing Rate (GB/s)</text:p>
            </chart:title>
            <chart:grid chart:style-name="ch7" chart:class="major"/>
          </chart:axis>
          <chart:series chart:style-name="ch8" chart:values-cell-range-address="Sheet1.K2:Sheet1.K7" chart:label-cell-address="Sheet1.K1:Sheet1.K1" chart:class="chart:bar">
            <chart:data-point chart:repeated="6"/>
          </chart:series>
          <chart:series chart:style-name="ch9" chart:values-cell-range-address="Sheet1.L2:Sheet1.L7" chart:label-cell-address="Sheet1.L1:Sheet1.L1" chart:class="chart:bar">
            <chart:data-point chart:repeated="6"/>
          </chart:series>
          <chart:series chart:style-name="ch10" chart:values-cell-range-address="Sheet1.M2:Sheet1.M7" chart:label-cell-address="Sheet1.M1:Sheet1.M1" chart:class="chart:bar">
            <chart:data-point chart:repeated="6"/>
          </chart:series>
          <chart:series chart:style-name="ch11" chart:values-cell-range-address="Sheet1.N2:Sheet1.N7" chart:label-cell-address="Sheet1.N1:Sheet1.N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ing Rate</text:p>
                <draw:g>
                  <svg:desc>Sheet1.K1:Sheet1.K1</svg:desc>
                </draw:g>
              </table:table-cell>
              <table:table-cell office:value-type="string">
                <text:p>Processing Rate (comp 2.33)</text:p>
                <draw:g>
                  <svg:desc>Sheet1.L1:Sheet1.L1</svg:desc>
                </draw:g>
              </table:table-cell>
              <table:table-cell office:value-type="string">
                <text:p>Processing Rate (AES-CBC)</text:p>
                <draw:g>
                  <svg:desc>Sheet1.M1:Sheet1.M1</svg:desc>
                </draw:g>
              </table:table-cell>
              <table:table-cell office:value-type="string">
                <text:p>Processing Rate (comp 2.33 + AES-CBC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ive SCD</text:p>
                <draw:g>
                  <svg:desc>Sheet1.J2:Sheet1.J7</svg:desc>
                </draw:g>
              </table:table-cell>
              <table:table-cell office:value-type="float" office:value="1.82370820668693">
                <text:p>1.82370820668693</text:p>
                <draw:g>
                  <svg:desc>Sheet1.K2:Sheet1.K7</svg:desc>
                </draw:g>
              </table:table-cell>
              <table:table-cell office:value-type="float" office:value="0.622406639004149">
                <text:p>0.622406639004149</text:p>
                <draw:g>
                  <svg:desc>Sheet1.L2:Sheet1.L7</svg:desc>
                </draw:g>
              </table:table-cell>
              <table:table-cell office:value-type="float" office:value="1.02044865725964">
                <text:p>1.02044865725964</text:p>
                <draw:g>
                  <svg:desc>Sheet1.M2:Sheet1.M7</svg:desc>
                </draw:g>
              </table:table-cell>
              <table:table-cell office:value-type="float" office:value="0.556087614693071">
                <text:p>0.556087614693071</text:p>
                <draw:g>
                  <svg:desc>Sheet1.N2:Sheet1.N7</svg:desc>
                </draw:g>
              </table:table-cell>
            </table:table-row>
            <table:table-row>
              <table:table-cell office:value-type="string">
                <text:p>AVX-1 SCD</text:p>
              </table:table-cell>
              <table:table-cell office:value-type="float" office:value="7.66920176391641">
                <text:p>7.66920176391641</text:p>
              </table:table-cell>
              <table:table-cell office:value-type="float" office:value="0.805464630034434">
                <text:p>0.805464630034434</text:p>
              </table:table-cell>
              <table:table-cell office:value-type="float" office:value="1.81089251849877">
                <text:p>1.81089251849877</text:p>
              </table:table-cell>
              <table:table-cell office:value-type="float" office:value="0.695341789462095">
                <text:p>0.695341789462095</text:p>
              </table:table-cell>
            </table:table-row>
            <table:table-row>
              <table:table-cell office:value-type="string">
                <text:p>AVX-14 SCD</text:p>
              </table:table-cell>
              <table:table-cell office:value-type="float" office:value="35.7504617767979">
                <text:p>35.7504617767979</text:p>
              </table:table-cell>
              <table:table-cell office:value-type="float" office:value="4.95309010909181">
                <text:p>4.95309010909181</text:p>
              </table:table-cell>
              <table:table-cell office:value-type="float" office:value="11.3307671244087">
                <text:p>11.3307671244087</text:p>
              </table:table-cell>
              <table:table-cell office:value-type="float" office:value="4.32904597446825">
                <text:p>4.32904597446825</text:p>
              </table:table-cell>
            </table:table-row>
            <table:table-row>
              <table:table-cell office:value-type="string">
                <text:p>FPGA (1 instance)</text:p>
              </table:table-cell>
              <table:table-cell office:value-type="float" office:value="7.82098631327395">
                <text:p>7.82098631327395</text:p>
              </table:table-cell>
              <table:table-cell office:value-type="float" office:value="5.10204081632653">
                <text:p>5.10204081632653</text:p>
              </table:table-cell>
              <table:table-cell office:value-type="float" office:value="7.82098631327395">
                <text:p>7.82098631327395</text:p>
              </table:table-cell>
              <table:table-cell office:value-type="float" office:value="5.10204081632653">
                <text:p>5.10204081632653</text:p>
              </table:table-cell>
            </table:table-row>
            <table:table-row>
              <table:table-cell office:value-type="string">
                <text:p>FPGA (2 instances)</text:p>
              </table:table-cell>
              <table:table-cell office:value-type="float" office:value="11.9601328903655">
                <text:p>11.9601328903655</text:p>
              </table:table-cell>
              <table:table-cell office:value-type="float" office:value="10.1408450704225">
                <text:p>10.1408450704225</text:p>
              </table:table-cell>
              <table:table-cell office:value-type="float" office:value="11.9601328903655">
                <text:p>11.9601328903655</text:p>
              </table:table-cell>
              <table:table-cell office:value-type="float" office:value="10.1408450704225">
                <text:p>10.1408450704225</text:p>
              </table:table-cell>
            </table:table-row>
            <table:table-row>
              <table:table-cell office:value-type="string">
                <text:p>FPGA (3 instances)</text:p>
              </table:table-cell>
              <table:table-cell office:value-type="float" office:value="16.8097048029062">
                <text:p>16.8097048029062</text:p>
              </table:table-cell>
              <table:table-cell office:value-type="float" office:value="14.7933857128768">
                <text:p>14.7933857128768</text:p>
              </table:table-cell>
              <table:table-cell office:value-type="float" office:value="16.7965287173984">
                <text:p>16.7965287173984</text:p>
              </table:table-cell>
              <table:table-cell office:value-type="float" office:value="14.7933857128768">
                <text:p>14.7933857128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